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porabniški vmesnik</text:h>
      <text:p text:style-name="Text_20_body">Izvorne datoteke razredov uporabniškega vmesnika se nahajajo v podimeniku ./ui, kateri se nahaja v korenskem imeniku z izvorno kodo. Imenik vsebuje naslednje datoteke:</text:p>
      <text:list text:style-name="L1">
        <text:list-item>
          <text:p text:style-name="P1">JimmyUI.java – v tej datoteki se nahaja razred, ki je osnova za komunikacijo med uporabniškim vmesnikom in ostalimi deli aplikacije. <text:s/>Ves pretok informacij med uporabniškim vmesnikom in razredi, ki skrbijo za protokol, poteka preko tega razreda,</text:p>
        </text:list-item>
        <text:list-item>
          <text:p text:style-name="P1">MainMenu.java – izvorna koda okna, kjer lahko uporabnik dodaja, briše in spreminja podatke o računih za različne protokole. Poleg tega lahko uporabnik na tej strani sproži vzpostavljanje ali prekinitev povezave,</text:p>
        </text:list-item>
        <text:list-item>
          <text:p text:style-name="P1">NewAccount.java – podokno, kjer uporabnik določi podrobnosti (uporabniško ime, geslo, ...) za ustvarjanje novega ali spremembo obstoječega računa,</text:p>
        </text:list-item>
        <text:list-item>
          <text:p text:style-name="P1">ContactsMenu.java – okno, kjer se izpiše seznam kontaktov za vse račune, ki so trenutno povezani. Kontakti so razdeljeni v skupine;</text:p>
        </text:list-item>
        <text:list-item>
          <text:p text:style-name="P1">EditContact.java – podokno, kjer uporabnik dodaja nove ali spreminja obstoječe kontakte;</text:p>
        </text:list-item>
        <text:list-item>
          <text:p text:style-name="P1">ChatWindow.java – okno za komunikacijo z izbranim uporabnikom;</text:p>
        </text:list-item>
        <text:list-item>
          <text:p text:style-name="P1">About.java – okno s podatki o avtorjih in osnovnih informacijah o programu;</text:p>
        </text:list-item>
        <text:list-item>
          <text:p text:style-name="P1">Splash.java – pozdravno okno, ki se prikaže ob zagonu programa in med operacijami, ko je program zaseden</text:p>
        </text:list-item>
      </text:list>
      <text:p text:style-name="Text_20_body"/>
      <text:p text:style-name="Text_20_body">Razen razreda JimmyUI, so vsi izpeljani (extendani) iz različnih implementacoij razreda Displayable. Vsak objekt tega tipa se lahko samostojno prikaže na zaslonu naprave kot samostojno okno. Posamezne implementacije služijo specifičnim problemom. Programer lahko za vsako okno izbere podrazred, ki mu za realizacijo določenega okna najbolj ustreza. Na voljo imamo forme, sezname, tekstovna okna ipd.</text:p>
      <text:p text:style-name="Text_20_body">Posamezna okna v Jimmy-ju sem implementiral tako, da sem jih izpeljal iz najprimernejših razredov Javine knjižnice in jim dodal željene funkcionalnosti. Ob zagonu programa se celoten uporabniški vmesnik ustvari kot objekt tipa JimmyUI, preko katerega se posredno ustvarijo vsa okna in gumbe. </text:p>
      <text:p text:style-name="Text_20_body">Objekt JimmyUI skrbi za pravilno interpretiranje ukazov in komunikacijo med protokoli in uporabniškim vmesnikom. Če želi protokol posredovati informacijo v uporabniški vmesnik, to stori s klicem ustrezne metode iz vmesnika ProtocolInteraction. </text:p>
      <text:p text:style-name="Text_20_body"/>
      <text:h text:style-name="Heading_20_1" text:outline-level="1">Opis dogajanja ob zagonu programa</text:h>
      <text:p text:style-name="Text_20_body">Ob zagonu programa se na zaslonu najprej prikaže pozdravno okno, ki uporabnika med procesom zaganjanja obvešča o trenutnem dogajanju. Temu sledi branje podatkov o računih in <text:s/>nastavitev iz pomnilnika. Zaradi <text:s/>narave implementacije pomnilnika se nato izvede optimizacija spomina. Java podatke <text:s/>shranjuje kot seznam zapisov. Problem je v tem, da brisanje zapisa dejansko ne izbriše, ampak samo označi kot neuporabnega. Med optimizacijo zato celoten spomin izbrišemo in ponovno shranimo podatke o računih in nastavitvah. S tem se uspešno znebimo neuporabnih zapisov v pomnilniku.</text:p>
      <text:p text:style-name="Text_20_body">Od tu naprej imamo več možnosti:</text:p>
      <text:list text:style-name="L2">
        <text:list-item>
          <text:p text:style-name="P2">če ne obstaja še noben račun, se uporabniku odpre okno za kreiranje novega računa;</text:p>
        </text:list-item>
        <text:list-item>
          <text:p text:style-name="P2">v kolikor noben od obstoječih računov ne zahteva avtomatične prijave, se odpre okno s seznamom ustvarjenih računov, kjer uporabnik izbere račun s katerim se želi prijaviti;</text:p>
        </text:list-item>
        <text:list-item>
          <text:p text:style-name="P2">v primeru, da kateri od računov zahteva avtomatično prijavo, se ta izvede. Po uspešno izvedeni prijavi se uporabniku prikaže okno s seznamom knotaktov.</text:p>
        </text:list-item>
      </text:list>
      <text:h text:style-name="Heading_20_1" text:outline-level="1">Opis posameznih modulov uporabniškega vmesnika</text:h>
      <text:p text:style-name="Text_20_body">V tem poglavju bom vsak del vmesnika opisal bolj podrobno. Opisane podrobnosti se nanašajo na uporabniški vmesnik, kakršnega prikaže Sunov emulator za J2ME aplikacije. Zaradi narave Javinih knjižnic za uporabniški vmesnik lahko na različnih napravah pride do razlik v prikazu in razporeditvi ukazov na zaslonu. </text:p>
      <text:p text:style-name="Text_20_body"/>
      <text:p text:style-name="Text_20_body">Okno s seznamom aktivnih računov</text:p>
      <text:p text:style-name="Text_20_body">V tem oknu so prikazani ustvarjeni uporabniški računi. Poleg uporabniškega imena je prikazan tudi logotip protokola (sličice so last avtorjev KDE progama Kopete). Uporabnik lahko v meniju izbere naslednje ukaze:</text:p>
      <text:list text:style-name="L3">
        <text:list-item>
          <text:p text:style-name="P3">Login – povzroči prijavo trenutno izbranega računa. Med povezovanjem se prikaže pozdravno okno. Če je prijava uspešna, se prikaže seznam kontaktov, v nasprotnem primeru pa je uporabnik o neuspehu obveščen. Istočasno je lahko povezanih več rečunov;</text:p>
        </text:list-item>
        <text:list-item>
          <text:p text:style-name="P3">Logout – povzroči odjavo trenutno izbranega računa. Poleg tega se iz seznama odstranijo vsi kontakti, ki so pripadali tej povezavi;</text:p>
        </text:list-item>
        <text:list-item>
          <text:p text:style-name="P3">New – odpre okno za ustvarjanje novega računa;</text:p>
        </text:list-item>
        <text:list-item>
          <text:p text:style-name="P3">Edit – odpre okno za spreminjanje nastavitev izbranega računa;</text:p>
        </text:list-item>
        <text:list-item>
          <text:p text:style-name="P3">Delete – izbriše izbrani račun;</text:p>
        </text:list-item>
        <text:list-item>
          <text:p text:style-name="P3">Back – zapre okno in se vrne na seznam kontaktov</text:p>
        </text:list-item>
      </text:list>
      <text:p text:style-name="Text_20_body"/>
      <text:p text:style-name="Text_20_body">Okno za dodajanje novega računa</text:p>
      <text:p text:style-name="Text_20_body">Okno vsebuje naslednja polja:</text:p>
      <text:list text:style-name="L4">
        <text:list-item>
          <text:p text:style-name="P4">seznam protokolov;</text:p>
        </text:list-item>
        <text:list-item>
          <text:p text:style-name="P4">polje za uporabniško ime. Uporabniško ime se vnese v obliki <text:a xlink:type="simple" xlink:href="mailto:uporabjnik@domena">uporabjnik@domena</text:a>. Polje je obvezno.</text:p>
        </text:list-item>
        <text:list-item>
          <text:p text:style-name="P4">polje za geslo. Geslo se med vnašanjem zamaskira z zvezdicami. Polje je obvezno;</text:p>
        </text:list-item>
        <text:list-item>
          <text:p text:style-name="P4">polje za ime strežnika. Če se ne uporablja privzeti, uporabnik sem vnese ime nadomestnega strežnika. Polje ni obvezno;</text:p>
        </text:list-item>
        <text:list-item>
          <text:p text:style-name="P4">polje za številko vrat. Uporablja se samo, če se ne uporaljajo standardna vrata. Polje ni obvezno</text:p>
        </text:list-item>
        <text:list-item>
          <text:p text:style-name="P4">izbira avtomatične prijave ob zagonu;</text:p>
        </text:list-item>
      </text:list>
      <text:p text:style-name="Text_20_body">S klikom na gumb OK, se račun shrani in prikaže na seznamu obstoječih računov. Back povzroči brisanje vnešenih parametrov in vračanje na seznam računov.</text:p>
      <text:p text:style-name="Text_20_body"/>
      <text:p text:style-name="Text_20_body">Okno za sreminjanje nastavitev obstoječega računa</text:p>
      <text:p text:style-name="Text_20_body">Okno vsebuje naslednja polja:</text:p>
      <text:list text:style-name="L5">
        <text:list-item>
          <text:p text:style-name="P5">geslo;</text:p>
        </text:list-item>
        <text:list-item>
          <text:p text:style-name="P5">ime dodatnega strežnika;</text:p>
        </text:list-item>
        <text:list-item>
          <text:p text:style-name="P5">vrata;</text:p>
        </text:list-item>
        <text:list-item>
          <text:p text:style-name="P5">izbira avtomatične prijave ob zagonu;</text:p>
        </text:list-item>
      </text:list>
      <text:p text:style-name="Text_20_body">Okno je zelo podobno tistemu za dodajanje novega računa. V posameznih poljih se nahajajo trenutno nastavljene vrednosti, ki jih uporabnik lahko spremeni. Spremembe se shranijo s klikom na OK, pobrišejo pa s klikom na Back. V obeh primerih se ponovno prikaže okno s seznamom računov.</text:p>
      <text:p text:style-name="Text_20_body"/>
      <text:p text:style-name="Text_20_body">Okno s seznamom kontakotv</text:p>
      <text:p text:style-name="Text_20_body">V tem oknu se nahaja seznam kontaktov vseh trenutno povezanih računov. Kontakti so razdeljeni v skupine. Poleg vsakega kontakta je prikazan logotip protokola, kateremu pripada. Logotip je črno-bel, če ima kontakt status „odsoten“, <text:s/>bodisi barven v vseh drugih primerih. Uporabnik lahko v meniju izbere naslednje ukaze:</text:p>
      <text:list text:style-name="L6">
        <text:list-item>
          <text:p text:style-name="P6">Chat – s klikom na ta gumb se prične nov pogovor (ali nadaljuje obstoječ) s trenutno izbranim kontaktom. Če je trenutlo izbrana labela z imenom skupine se ne zgodi nič.</text:p>
        </text:list-item>
        <text:list-item>
          <text:p text:style-name="P6">New contact – klik na ta gumb odpre pogovorno okno za dodajanje kontakta.</text:p>
        </text:list-item>
        <text:list-item>
          <text:p text:style-name="P6">Delete contact <text:s/>- klik na ta gumb izbriše trnutno izbran kontakt.</text:p>
        </text:list-item>
        <text:list-item>
          <text:p text:style-name="P6">Edit – odpre okno za spreminjanje skupine in psevdonima za trenutno izbran kontakt.</text:p>
        </text:list-item>
        <text:list-item>
          <text:p text:style-name="P6">Accounts – odpre meni s seznamom računov.</text:p>
        </text:list-item>
        <text:list-item>
          <text:p text:style-name="P6">About – prikaže podatke o avtrojih in programu.</text:p>
        </text:list-item>
        <text:list-item>
          <text:p text:style-name="P6">Exit – povzorči izhod iz programa. Med ugašanjem programa se prikaže pozdravno okno.</text:p>
        </text:list-item>
      </text:list>
      <text:p text:style-name="Text_20_body"/>
      <text:p text:style-name="Text_20_body">Okno za dodajanje kontakta</text:p>
      <text:p text:style-name="Text_20_body">Okno ima naslednja polja:</text:p>
      <text:list text:style-name="L7">
        <text:list-item>
          <text:p text:style-name="P7">Protokol – v tem pop-up meniju izberemo protokol, kateremu želimo dodati kontakt.</text:p>
        </text:list-item>
        <text:list-item>
          <text:p text:style-name="P7">uporabniško ime – sem vpišemo uporabniško ime kontakta (oblike: <text:a xlink:type="simple" xlink:href="mailto:uporabnik@domena">uporabnik@domena</text:a>)</text:p>
        </text:list-item>
        <text:list-item>
          <text:p text:style-name="P7">psevdonim – psevdonim, pod katerim se bo kontakt prikazal v seznamu. Če je polje prazno se bo prikazalo kar uporabniško ime</text:p>
        </text:list-item>
        <text:list-item>
          <text:p text:style-name="P7">skupina – v tem pop-up meniju izberemo bodisi edo izmed obstoječih skupin, bodisi uporabniku ne dodelimo nobene skupne („No group“), bodisi ustvarimo novo („Other“)</text:p>
        </text:list-item>
        <text:list-item>
          <text:p text:style-name="P7">nova skupina – če smo v meniju za izbiranje skupine izbrali „Other“, tukaj vpišemo ime nove skupine. Če je polje prazno, se uporabniku ne dodeli nobena skupina.</text:p>
        </text:list-item>
      </text:list>
      <text:p text:style-name="Text_20_body">S klikom na OK, se kontakt doda na seznam kontaktov. Poleg tega ustreznemu protokolu sporočimo, da je bil dodan nov kontakt. S klikom na Back se vsebina okna pobriše. V obeh primerih se vrnemo v okno s seznamom kontaktov.</text:p>
      <text:p text:style-name="Text_20_body">Če nas kak drug uporabnik doda na svoj seznam kontaktov, protokol o tem obvestu uporabniški vmesknik in kontakt je avtomatično dodan.</text:p>
      <text:p text:style-name="Text_20_body"/>
      <text:p text:style-name="Text_20_body">Okno za spreminjanje kontaktov</text:p>
      <text:p text:style-name="Text_20_body">Okno ima naslednja polja:</text:p>
      <text:list text:style-name="L8">
        <text:list-item>
          <text:p text:style-name="P8">Psevdonim</text:p>
        </text:list-item>
        <text:list-item>
          <text:p text:style-name="P8">skupina</text:p>
        </text:list-item>
        <text:list-item>
          <text:p text:style-name="P8">nova skupina</text:p>
        </text:list-item>
      </text:list>
      <text:p text:style-name="Text_20_body">Okno je zelo podobno tistemu za dodajanje kontaktov. Ob pritisku na OK se spremembe shranijo. O spremembah se obvesti ustrezen protokol. Pritisk na Back povzroči brisanje vseh polj. V obeh primerih se vrnemo v seznam kontaktov.</text:p>
      <text:p text:style-name="Text_20_body">Okno za pogovor</text:p>
      <text:p text:style-name="Text_20_body">Okno vsebuje polje za vnos sporočila. Ob pritisku na Send se sporočilo pošlje. Ko prispe novo sporočilo od osebe, s katero se pogovarjamo, se avtomatično prikaže ustrezno okno, kamor smo pred tem dodalo prispelo sporočilo.</text:p>
      <text:p text:style-name="Text_20_body"/>
      <text:p text:style-name="Text_20_body">Pozdravno okno</text:p>
      <text:p text:style-name="Text_20_body">Okno prikaže Jimmy-jev logotip, kateremu se ob zagonu avtomatično, glede na dimenzije zaslona, prilagodi velikost. Poleg logotipa se prikaže tudi sporočilo, ki podrobneje opisuje trenutno dogajanje vprogram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sl" fo:country="SI"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08-21T02:30:27</meta:creation-date>
    <dc:date>2006-08-21T21:35:32</dc:date>
    <meta:print-date>2006-08-21T21:02:19</meta:print-date>
    <dc:language>sl-SI</dc:language>
    <meta:editing-cycles>14</meta:editing-cycles>
    <meta:editing-duration>PT6H0M31S</meta:editing-duration>
    <meta:user-defined meta:name="Info 1"/>
    <meta:user-defined meta:name="Info 2"/>
    <meta:user-defined meta:name="Info 3"/>
    <meta:user-defined meta:name="Info 4"/>
    <meta:document-statistic meta:table-count="0" meta:image-count="0" meta:object-count="0" meta:page-count="4" meta:paragraph-count="73" meta:word-count="1201" meta:character-count="8172"/>
  </office:meta>
</office:document-meta>
</file>